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4" svg:x1="0.0354in" svg:y1="0.1925in" svg:x2="3.8311in" svg:y2="0.192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5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56:54.971000000</dc:date>
    <meta:editing-duration>P1DT17H55M11S</meta:editing-duration>
    <meta:editing-cycles>957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